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3.0868in"/>
    </style:style>
    <style:style style:name="Table1.C" style:family="table-column">
      <style:table-column-properties style:column-width="2.236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75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 style:data-style-name="N37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PE" officeooo:rsid="000a33c0"/>
    </style:style>
    <style:style style:name="P2" style:family="paragraph" style:parent-style-name="Table_20_Contents">
      <style:text-properties style:font-name="LM Roman 10" fo:language="es" fo:country="PE" officeooo:rsid="000fb878" officeooo:paragraph-rsid="000fb878"/>
    </style:style>
    <style:style style:name="P3" style:family="paragraph" style:parent-style-name="Table_20_Contents">
      <style:text-properties style:font-name="LM Roman 10" fo:language="es" fo:country="PE" officeooo:rsid="001152d1" officeooo:paragraph-rsid="001152d1"/>
    </style:style>
    <style:style style:name="P4" style:family="paragraph" style:parent-style-name="Table_20_Contents">
      <style:text-properties style:font-name="LM Roman 10" fo:language="es" fo:country="PE" officeooo:rsid="00132d1c" officeooo:paragraph-rsid="001b9957"/>
    </style:style>
    <style:style style:name="P5" style:family="paragraph" style:parent-style-name="Table_20_Contents">
      <style:text-properties style:font-name="LM Roman 10" fo:language="es" fo:country="PE" officeooo:rsid="000ee961" officeooo:paragraph-rsid="000ac5ea"/>
    </style:style>
    <style:style style:name="P6" style:family="paragraph" style:parent-style-name="Table_20_Contents">
      <style:text-properties style:font-name="LM Roman 10" fo:language="es" fo:country="PE" officeooo:rsid="000ac5ea" officeooo:paragraph-rsid="000ac5ea"/>
    </style:style>
    <style:style style:name="P7" style:family="paragraph" style:parent-style-name="Table_20_Contents">
      <style:text-properties style:font-name="LM Roman 10" fo:language="es" fo:country="PE" officeooo:rsid="000ac5ea" officeooo:paragraph-rsid="001b9957"/>
    </style:style>
    <style:style style:name="P8" style:family="paragraph" style:parent-style-name="Table_20_Contents">
      <style:text-properties style:font-name="LM Roman 10" fo:language="es" fo:country="PE" officeooo:rsid="0014f4b1" officeooo:paragraph-rsid="0015e1de"/>
    </style:style>
    <style:style style:name="P9" style:family="paragraph" style:parent-style-name="Table_20_Contents">
      <style:text-properties style:font-name="LM Roman 10" fo:language="es" fo:country="PE" officeooo:rsid="0014f4b1" officeooo:paragraph-rsid="001b9957"/>
    </style:style>
    <style:style style:name="P10" style:family="paragraph" style:parent-style-name="Table_20_Contents">
      <style:text-properties style:font-name="LM Roman 10" fo:language="es" fo:country="PE" officeooo:rsid="0015e1de" officeooo:paragraph-rsid="0015e1de"/>
    </style:style>
    <style:style style:name="P11" style:family="paragraph" style:parent-style-name="Table_20_Contents">
      <style:text-properties style:font-name="LM Roman 10" fo:language="es" fo:country="PE" officeooo:rsid="000a33c0" officeooo:paragraph-rsid="000a33c0"/>
    </style:style>
    <style:style style:name="P12" style:family="paragraph" style:parent-style-name="Table_20_Contents">
      <style:text-properties style:font-name="LM Roman 10" fo:language="es" fo:country="PE" officeooo:rsid="000a33c0" officeooo:paragraph-rsid="001b9957"/>
    </style:style>
    <style:style style:name="P13" style:family="paragraph" style:parent-style-name="Table_20_Contents">
      <style:text-properties style:font-name="LM Roman 10" fo:language="es" fo:country="PE" officeooo:rsid="000bcde5" officeooo:paragraph-rsid="001b9957"/>
    </style:style>
    <style:style style:name="P14" style:family="paragraph" style:parent-style-name="Table_20_Contents">
      <style:paragraph-properties fo:text-align="center" style:justify-single-word="false"/>
      <style:text-properties style:font-name="LM Roman 10" fo:language="es" fo:country="PE" fo:font-weight="normal" officeooo:rsid="000a33c0" style:font-weight-asian="normal" style:font-weight-complex="normal"/>
    </style:style>
    <style:style style:name="P15" style:family="paragraph" style:parent-style-name="Table_20_Contents">
      <style:paragraph-properties fo:margin-top="0.0398in" fo:margin-bottom="0.0398in" loext:contextual-spacing="false"/>
      <style:text-properties style:font-name="LM Roman 10" fo:language="es" fo:country="PE" officeooo:rsid="000bcde5" officeooo:paragraph-rsid="000bcde5"/>
    </style:style>
    <style:style style:name="P16" style:family="paragraph" style:parent-style-name="Table_20_Contents">
      <style:paragraph-properties fo:margin-top="0.0398in" fo:margin-bottom="0.0398in" loext:contextual-spacing="false"/>
      <style:text-properties style:font-name="LM Roman 10" fo:language="es" fo:country="PE" officeooo:rsid="0015e1de" officeooo:paragraph-rsid="0015e1de"/>
    </style:style>
    <style:style style:name="P17" style:family="paragraph" style:parent-style-name="Table_20_Contents">
      <style:paragraph-properties fo:margin-top="0.0398in" fo:margin-bottom="0.0398in" loext:contextual-spacing="false"/>
      <style:text-properties style:font-name="LM Roman 10" fo:language="es" fo:country="PE" officeooo:rsid="000a33c0" officeooo:paragraph-rsid="000a33c0" style:font-size-asian="10.5pt"/>
    </style:style>
    <style:style style:name="P18" style:family="paragraph" style:parent-style-name="Table_20_Contents">
      <style:paragraph-properties fo:margin-top="0.0398in" fo:margin-bottom="0.0398in" loext:contextual-spacing="false"/>
      <style:text-properties style:font-name="LM Roman 10" fo:language="es" fo:country="PE" officeooo:rsid="000a33c0" officeooo:paragraph-rsid="000a33c0"/>
    </style:style>
    <style:style style:name="P19" style:family="paragraph" style:parent-style-name="Table_20_Contents">
      <style:paragraph-properties fo:margin-top="0.0398in" fo:margin-bottom="0.0398in" loext:contextual-spacing="false"/>
      <style:text-properties fo:font-variant="normal" fo:text-transform="none" fo:color="#333333" style:font-name="LM Roman 10" fo:font-size="12pt" fo:letter-spacing="normal" fo:language="es" fo:country="PE" fo:font-style="normal" fo:font-weight="normal" officeooo:rsid="000a33c0" officeooo:paragraph-rsid="000a33c0"/>
    </style:style>
    <style:style style:name="P20" style:family="paragraph" style:parent-style-name="Table_20_Heading">
      <style:paragraph-properties fo:margin-top="0.0398in" fo:margin-bottom="0.0398in" loext:contextual-spacing="false"/>
      <style:text-properties style:font-name="LM Roman Slanted 10" fo:language="es" fo:country="PE" officeooo:rsid="000a33c0" officeooo:paragraph-rsid="000a33c0"/>
    </style:style>
    <style:style style:name="P21" style:family="paragraph" style:parent-style-name="Table_20_Heading">
      <style:paragraph-properties fo:margin-top="0.0398in" fo:margin-bottom="0.0398in" loext:contextual-spacing="false" fo:text-align="start" style:justify-single-word="false"/>
      <style:text-properties style:font-name="LM Roman 10" fo:language="es" fo:country="PE" fo:font-weight="normal" officeooo:rsid="000a33c0" officeooo:paragraph-rsid="000a33c0" style:font-weight-asian="normal" style:font-weight-complex="normal"/>
    </style:style>
    <style:style style:name="P22" style:family="paragraph" style:parent-style-name="Table_20_Heading">
      <style:text-properties style:font-name="LM Roman 10" fo:language="es" fo:country="PE" fo:font-weight="normal" officeooo:rsid="000a33c0" officeooo:paragraph-rsid="000a33c0" style:font-weight-asian="normal" style:font-weight-complex="normal"/>
    </style:style>
    <style:style style:name="P23" style:family="paragraph" style:parent-style-name="Table_20_Heading">
      <style:text-properties style:font-name="LM Roman 10" fo:language="es" fo:country="PE" fo:font-weight="normal" officeooo:rsid="000a33c0" officeooo:paragraph-rsid="0014f4b1" style:font-weight-asian="normal" style:font-weight-complex="normal"/>
    </style:style>
    <style:style style:name="P24" style:family="paragraph" style:parent-style-name="Table_20_Heading">
      <style:text-properties style:font-name="LM Roman 10" fo:language="es" fo:country="PE" fo:font-weight="normal" officeooo:rsid="000a33c0" officeooo:paragraph-rsid="0015e1de" style:font-weight-asian="normal" style:font-weight-complex="normal"/>
    </style:style>
    <style:style style:name="P25" style:family="paragraph" style:parent-style-name="Table_20_Heading">
      <style:paragraph-properties fo:text-align="center" style:justify-single-word="false"/>
      <style:text-properties style:font-name="LM Roman 10" fo:language="es" fo:country="PE" fo:font-weight="normal" officeooo:rsid="000a33c0" officeooo:paragraph-rsid="000a33c0" style:font-weight-asian="normal" style:font-weight-complex="normal"/>
    </style:style>
    <style:style style:name="P26" style:family="paragraph" style:parent-style-name="Table_20_Heading">
      <style:text-properties style:font-name="LM Roman 10" fo:language="es" fo:country="PE" fo:font-weight="normal" officeooo:rsid="001b9957" officeooo:paragraph-rsid="001b9957" style:font-weight-asian="normal" style:font-weight-complex="normal"/>
    </style:style>
    <style:style style:name="P27" style:family="paragraph" style:parent-style-name="Table_20_Heading">
      <style:text-properties style:font-name="LM Roman 10" fo:language="es" fo:country="PE" fo:font-weight="normal" officeooo:rsid="000a33c0" officeooo:paragraph-rsid="000a33c0" style:font-size-asian="10.5pt" style:font-weight-asian="normal" style:font-weight-complex="normal"/>
    </style:style>
    <style:style style:name="P28" style:family="paragraph" style:parent-style-name="Table_20_Heading">
      <style:text-properties style:font-name="LM Roman Slanted 10" fo:language="es" fo:country="PE" officeooo:rsid="000a33c0" officeooo:paragraph-rsid="000a33c0"/>
    </style:style>
    <style:style style:name="P29" style:family="paragraph" style:parent-style-name="Table_20_Contents" style:list-style-name="L3">
      <style:text-properties style:font-name="LM Roman 10" fo:language="es" fo:country="PE" officeooo:rsid="000fb878" officeooo:paragraph-rsid="000fb878"/>
    </style:style>
    <style:style style:name="P30" style:family="paragraph" style:parent-style-name="Table_20_Contents" style:list-style-name="L4">
      <style:text-properties style:font-name="LM Roman 10" fo:language="es" fo:country="PE" officeooo:rsid="001152d1" officeooo:paragraph-rsid="001152d1"/>
    </style:style>
    <style:style style:name="P31" style:family="paragraph" style:parent-style-name="Table_20_Contents" style:list-style-name="L5">
      <style:text-properties style:font-name="LM Roman 10" fo:language="es" fo:country="PE" officeooo:rsid="00132d1c" officeooo:paragraph-rsid="00132d1c"/>
    </style:style>
    <style:style style:name="P32" style:family="paragraph" style:parent-style-name="Table_20_Contents" style:list-style-name="L6">
      <style:text-properties style:font-name="LM Roman 10" fo:language="es" fo:country="PE" officeooo:rsid="00132d1c" officeooo:paragraph-rsid="00132d1c"/>
    </style:style>
    <style:style style:name="P33" style:family="paragraph" style:parent-style-name="Table_20_Contents" style:list-style-name="L7">
      <style:text-properties style:font-name="LM Roman 10" fo:language="es" fo:country="PE" officeooo:rsid="00132d1c" officeooo:paragraph-rsid="00132d1c"/>
    </style:style>
    <style:style style:name="P34" style:family="paragraph" style:parent-style-name="Table_20_Contents">
      <style:text-properties style:font-name="LM Roman 10" fo:language="es" fo:country="PE" officeooo:rsid="00132d1c" officeooo:paragraph-rsid="00132d1c"/>
    </style:style>
    <style:style style:name="P35" style:family="paragraph" style:parent-style-name="Table_20_Contents" style:list-style-name="L6">
      <style:text-properties style:font-name="LM Roman 10" fo:language="es" fo:country="PE" officeooo:rsid="001dc4d8" officeooo:paragraph-rsid="001dc4d8"/>
    </style:style>
    <style:style style:name="P36" style:family="paragraph" style:parent-style-name="Table_20_Contents" style:list-style-name="L8">
      <style:text-properties officeooo:paragraph-rsid="0015e1de"/>
    </style:style>
    <style:style style:name="P37" style:family="paragraph" style:parent-style-name="Table_20_Contents" style:list-style-name="L8">
      <style:text-properties officeooo:rsid="001dc4d8" officeooo:paragraph-rsid="001dc4d8"/>
    </style:style>
    <style:style style:name="P38" style:family="paragraph" style:parent-style-name="Table_20_Contents" style:list-style-name="L1">
      <style:paragraph-properties fo:margin-top="0in" fo:margin-bottom="0in" loext:contextual-spacing="false"/>
      <style:text-properties style:font-name="LM Roman 10" fo:language="es" fo:country="PE" officeooo:rsid="000ac5ea" officeooo:paragraph-rsid="000ac5ea" style:font-size-asian="10.5pt"/>
    </style:style>
    <style:style style:name="P39" style:family="paragraph" style:parent-style-name="Table_20_Contents" style:list-style-name="L2">
      <style:paragraph-properties fo:margin-top="0in" fo:margin-bottom="0in" loext:contextual-spacing="false"/>
      <style:text-properties style:font-name="LM Roman 10" fo:language="es" fo:country="PE" officeooo:rsid="000d0095" officeooo:paragraph-rsid="000d0095"/>
    </style:style>
    <style:style style:name="P40" style:family="paragraph" style:parent-style-name="Table_20_Contents" style:list-style-name="L2">
      <style:paragraph-properties fo:margin-top="0in" fo:margin-bottom="0in" loext:contextual-spacing="false"/>
      <style:text-properties style:font-name="LM Roman 10" fo:language="es" fo:country="PE" officeooo:rsid="000ee961" officeooo:paragraph-rsid="000ee961"/>
    </style:style>
    <style:style style:name="T1" style:family="text">
      <style:text-properties officeooo:rsid="000ac5ea"/>
    </style:style>
    <style:style style:name="T2" style:family="text">
      <style:text-properties officeooo:rsid="000d6a24"/>
    </style:style>
    <style:style style:name="T3" style:family="text">
      <style:text-properties officeooo:rsid="001b9957"/>
    </style:style>
    <style:style style:name="T4" style:family="text">
      <style:text-properties officeooo:rsid="001c0bed"/>
    </style:style>
    <style:style style:name="T5" style:family="text">
      <style:text-properties officeooo:rsid="001dc4d8"/>
    </style:style>
    <style:style style:name="T6" style:family="text">
      <style:text-properties style:font-name="LM Roman 10" fo:language="es" fo:country="PE"/>
    </style:style>
    <style:style style:name="T7" style:family="text">
      <style:text-properties style:font-name="LM Roman 10" fo:language="es" fo:country="PE" officeooo:rsid="0014f4b1"/>
    </style:style>
    <style:style style:name="T8" style:family="text">
      <style:text-properties officeooo:rsid="001fe301"/>
    </style:style>
    <style:style style:name="T9" style:family="text">
      <style:text-properties officeooo:rsid="00207083"/>
    </style:style>
    <style:style style:name="T10" style:family="text">
      <style:text-properties officeooo:rsid="0021ff44"/>
    </style:style>
    <style:style style:name="T11" style:family="text">
      <style:text-properties officeooo:rsid="0023ec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table:number-rows-spanned="2" table:number-columns-spanned="2" office:value-type="string">
              <text:p text:style-name="P28">Lista de requerimientos del Sistema</text:p>
            </table:table-cell>
            <table:covered-table-cell/>
            <table:table-cell table:style-name="Table1.C1" office:value-type="string">
              <text:p text:style-name="P14">Página <text:span text:style-name="T11">2</text:span> de 2</text:p>
            </table:table-cell>
          </table:table-row>
          <table:table-row>
            <table:covered-table-cell/>
            <table:covered-table-cell/>
            <table:table-cell table:style-name="Table1.C2" office:value-type="string">
              <text:p text:style-name="P22">Edición: Rev. 1 (11/09/18)</text:p>
            </table:table-cell>
          </table:table-row>
          <table:table-row table:style-name="Table1.3">
            <table:table-cell table:style-name="Table1.A5" office:value-type="string">
              <text:p text:style-name="P28">Proyecto:</text:p>
            </table:table-cell>
            <table:table-cell table:style-name="Table1.B3" table:number-columns-spanned="2" office:value-type="string">
              <text:p text:style-name="P21">Diseño de un <text:span text:style-name="T5">s</text:span>istema de reconocimiento de patrones de manejo</text:p>
            </table:table-cell>
            <table:covered-table-cell/>
          </table:table-row>
          <table:table-row table:style-name="Table1.4">
            <table:table-cell table:style-name="Table1.A5" office:value-type="string">
              <text:p text:style-name="P28">Cliente:</text:p>
            </table:table-cell>
            <table:table-cell table:style-name="Table1.B4" table:number-columns-spanned="2" office:value-type="string">
              <text:p text:style-name="P21">Pontificia <text:span text:style-name="T1">Universidad</text:span> Católica del Perú</text:p>
            </table:table-cell>
            <table:covered-table-cell/>
          </table:table-row>
          <table:table-row table:style-name="Table1.4">
            <table:table-cell table:style-name="Table1.A5" office:value-type="string">
              <text:p text:style-name="P20">Fecha de modificación</text:p>
            </table:table-cell>
            <table:table-cell table:style-name="Table1.B5" table:number-columns-spanned="2" office:value-type="string">
              <text:p text:style-name="P28">Descripción</text:p>
            </table:table-cell>
            <table:covered-table-cell/>
          </table:table-row>
        </table:table-header-rows>
        <table:table-row>
          <table:table-cell table:style-name="Table1.A6" office:value-type="string">
            <text:p text:style-name="P22">11/09/18</text:p>
          </table:table-cell>
          <table:table-cell table:style-name="Table1.B6" table:number-columns-spanned="2" office:value-type="string">
            <text:p text:style-name="P18">FUNCIÓN PRINCIPAL</text:p>
            <text:p text:style-name="P19">Reconocer el estilo de manejo de un conductor del sistema de transporte público de Lima y otorgar una señal de <text:span text:style-name="T5">retroalimentacón</text:span> de <text:span text:style-name="T1">acuerdo</text:span> a su estilo de conducción actual.</text:p>
          </table:table-cell>
          <table:covered-table-cell/>
        </table:table-row>
        <table:table-row>
          <table:table-cell table:style-name="Table1.A6" office:value-type="string">
            <text:p text:style-name="P27">11/09/18</text:p>
          </table:table-cell>
          <table:table-cell table:style-name="Table1.B7" table:number-columns-spanned="2" office:value-type="string">
            <text:p text:style-name="P17">GEOMETRÍA</text:p>
            <text:list xml:id="list1284469829666196392" text:style-name="L1">
              <text:list-item>
                <text:p text:style-name="P38">Alto &lt; 30 cm.</text:p>
              </text:list-item>
              <text:list-item>
                <text:p text:style-name="P38">Ancho &lt; 30 cm.</text:p>
              </text:list-item>
              <text:list-item>
                <text:p text:style-name="P38">Largo &lt; 30 cm.</text:p>
              </text:list-item>
            </text:list>
          </table:table-cell>
          <table:covered-table-cell/>
        </table:table-row>
        <table:table-row>
          <table:table-cell table:style-name="Table1.A6" office:value-type="string">
            <text:p text:style-name="P22">11/09/18</text:p>
          </table:table-cell>
          <table:table-cell table:style-name="Table1.B8" table:number-columns-spanned="2" office:value-type="string">
            <text:p text:style-name="P11">CINEMÁTICA</text:p>
            <text:p text:style-name="P15">No se tendrá movimiento.</text:p>
          </table:table-cell>
          <table:covered-table-cell/>
        </table:table-row>
        <table:table-row>
          <table:table-cell table:style-name="Table1.A6" office:value-type="string">
            <text:p text:style-name="P22">11/09/18</text:p>
          </table:table-cell>
          <table:table-cell table:style-name="Table1.B9" table:number-columns-spanned="2" office:value-type="string">
            <text:p text:style-name="P13">PESO</text:p>
            <text:p text:style-name="P13">Menor a 1 kg.</text:p>
          </table:table-cell>
          <table:covered-table-cell/>
        </table:table-row>
        <table:table-row>
          <table:table-cell table:style-name="Table1.A6" office:value-type="string">
            <text:p text:style-name="P22">11/09/18</text:p>
          </table:table-cell>
          <table:table-cell table:style-name="Table1.B10" table:number-columns-spanned="2" office:value-type="string">
            <text:p text:style-name="P12">MATERIALES</text:p>
            <text:p text:style-name="P13">Case: Plástico.</text:p>
          </table:table-cell>
          <table:covered-table-cell/>
        </table:table-row>
        <table:table-row>
          <table:table-cell table:style-name="Table1.A6" office:value-type="string">
            <text:p text:style-name="P22">11/09/18</text:p>
          </table:table-cell>
          <table:table-cell table:style-name="Table1.B11" table:number-columns-spanned="2" office:value-type="string">
            <text:p text:style-name="P11">ENERGÍA</text:p>
            <text:list xml:id="list4322131096188152896" text:style-name="L2">
              <text:list-item>
                <text:p text:style-name="P39">Conexión <text:span text:style-name="T2">de 12 VDC desde toma del auto.</text:span></text:p>
              </text:list-item>
              <text:list-item>
                <text:p text:style-name="P40">5 VDC para el microcontrolador.</text:p>
              </text:list-item>
            </text:list>
          </table:table-cell>
          <table:covered-table-cell/>
        </table:table-row>
        <table:table-row>
          <table:table-cell table:style-name="Table1.A6" office:value-type="string">
            <text:p text:style-name="P22">11/09/18</text:p>
          </table:table-cell>
          <table:table-cell table:style-name="Table1.B12" table:number-columns-spanned="2" office:value-type="string">
            <text:p text:style-name="P11">SEÑALES</text:p>
            <text:p text:style-name="P2">Entrada:</text:p>
            <text:list xml:id="list8985337982666969470" text:style-name="L3">
              <text:list-item>
                <text:p text:style-name="P29">Accionamiento de encendido y apagado.</text:p>
              </text:list-item>
              <text:list-item>
                <text:p text:style-name="P29">Movimiento <text:span text:style-name="T5">del vehículo.</text:span></text:p>
              </text:list-item>
            </text:list>
            <text:p text:style-name="P3">Salida:</text:p>
            <text:list xml:id="list5929122379148239685" text:style-name="L4">
              <text:list-item>
                <text:p text:style-name="P30"><text:span text:style-name="T5">E</text:span>stilo de conducción.</text:p>
              </text:list-item>
              <text:list-item>
                <text:p text:style-name="P30">Calor.</text:p>
              </text:list-item>
            </text:list>
          </table:table-cell>
          <table:covered-table-cell/>
        </table:table-row>
        <table:table-row>
          <table:table-cell table:style-name="Table1.A6" office:value-type="string">
            <text:p text:style-name="P22">11/09/18</text:p>
          </table:table-cell>
          <table:table-cell table:style-name="Table1.B13" table:number-columns-spanned="2" office:value-type="string">
            <text:p text:style-name="P5">COMUNICACIONES</text:p>
            <text:list xml:id="list4952599928355281486" text:style-name="L5">
              <text:list-item>
                <text:p text:style-name="P31">Conexión a Internet 3G, <text:span text:style-name="T5">WiFi, etc.</text:span></text:p>
              </text:list-item>
              <text:list-item>
                <text:p text:style-name="P31">Protocolo MQTT o CoAP con un servidor central.</text:p>
              </text:list-item>
              <text:list-item>
                <text:p text:style-name="P31">Comunicación continua de datos de sensores.</text:p>
              </text:list-item>
            </text:list>
            <text:p text:style-name="P34"/>
          </table:table-cell>
          <table:covered-table-cell/>
        </table:table-row>
        <text:soft-page-break/>
        <table:table-row>
          <table:table-cell table:style-name="Table1.A6" office:value-type="string">
            <text:p text:style-name="P22">11/09/18</text:p>
          </table:table-cell>
          <table:table-cell table:style-name="Table1.B14" table:number-columns-spanned="2" office:value-type="string">
            <text:p text:style-name="P6">SENSORES</text:p>
            <text:list xml:id="list78665411277167802" text:style-name="L6">
              <text:list-item>
                <text:p text:style-name="P32">Sensores <text:span text:style-name="T5">de movimiento.</text:span></text:p>
              </text:list-item>
              <text:list-item>
                <text:p text:style-name="P35">Sensor de posición.</text:p>
              </text:list-item>
            </text:list>
          </table:table-cell>
          <table:covered-table-cell/>
        </table:table-row>
        <table:table-row>
          <table:table-cell table:style-name="Table1.A6" office:value-type="string">
            <text:p text:style-name="P22">11/09/18</text:p>
          </table:table-cell>
          <table:table-cell table:style-name="Table1.B15" table:number-columns-spanned="2" office:value-type="string">
            <text:p text:style-name="P7">CONDICIONES DE OPERACIÓN</text:p>
            <text:p text:style-name="P4">Temperatura ambiente.</text:p>
          </table:table-cell>
          <table:covered-table-cell/>
        </table:table-row>
        <table:table-row>
          <table:table-cell table:style-name="Table1.A16" office:value-type="date" office:date-value="2018-11-09">
            <text:p text:style-name="P25">11/09/18</text:p>
          </table:table-cell>
          <table:table-cell table:style-name="Table1.B17" table:number-columns-spanned="2" office:value-type="string">
            <text:p text:style-name="P2">SEGURIDAD</text:p>
            <text:list xml:id="list3867122975007505241" text:style-name="L7">
              <text:list-item>
                <text:p text:style-name="P33">Se seguirá la norma ISO 16121 que regula el ambiente de la cabina de manejo.</text:p>
              </text:list-item>
              <text:list-item>
                <text:p text:style-name="P33">El sistema no obstaculizará la visibilidad del conductor.</text:p>
              </text:list-item>
              <text:list-item>
                <text:p text:style-name="P33">El sistema estará fijo y estará protegido <text:s/>de impactos que el vehículo podría tener.</text:p>
              </text:list-item>
            </text:list>
          </table:table-cell>
          <table:covered-table-cell/>
        </table:table-row>
        <table:table-row>
          <table:table-cell table:style-name="Table1.A6" office:value-type="string">
            <text:p text:style-name="P23">11/09/18</text:p>
          </table:table-cell>
          <table:table-cell table:style-name="Table1.B17" table:number-columns-spanned="2" office:value-type="string">
            <text:p text:style-name="P9">ERGONOMÍA</text:p>
            <text:p text:style-name="P9">El sistema estará fuera de la vista del conductor.</text:p>
          </table:table-cell>
          <table:covered-table-cell/>
        </table:table-row>
        <table:table-row>
          <table:table-cell table:style-name="Table1.A6" office:value-type="string">
            <text:p text:style-name="P22">11/09/18</text:p>
          </table:table-cell>
          <table:table-cell table:style-name="Table1.B18" table:number-columns-spanned="2" office:value-type="string">
            <text:p text:style-name="P4">MANTENIMIENTO</text:p>
            <text:p text:style-name="P9">Mantenimiento preventivo cada 6 meses.</text:p>
          </table:table-cell>
          <table:covered-table-cell/>
        </table:table-row>
        <table:table-row>
          <table:table-cell table:style-name="Table1.A6" office:value-type="string">
            <text:p text:style-name="P22">11/09/18</text:p>
          </table:table-cell>
          <table:table-cell table:style-name="Table1.B19" table:number-columns-spanned="2" office:value-type="string">
            <text:p text:style-name="P8">SOFTWARE</text:p>
            <text:list xml:id="list2820264181195322392" text:style-name="L8">
              <text:list-item>
                <text:p text:style-name="P36"><text:span text:style-name="T7">Algoritmos de Machine Learning.</text:span></text:p>
              </text:list-item>
              <text:list-item>
                <text:p text:style-name="P37"><text:span text:style-name="T7">P</text:span><text:span text:style-name="T6">rogramación usando C.</text:span></text:p>
              </text:list-item>
            </text:list>
          </table:table-cell>
          <table:covered-table-cell/>
        </table:table-row>
        <table:table-row>
          <table:table-cell table:style-name="Table1.A6" office:value-type="string">
            <text:p text:style-name="P22">11/09/18</text:p>
          </table:table-cell>
          <table:table-cell table:style-name="Table1.B20" table:number-columns-spanned="2" office:value-type="string">
            <text:p text:style-name="P10">ENSAMBLE</text:p>
            <text:p text:style-name="P16">Instalación <text:span text:style-name="T10">modular</text:span>.</text:p>
          </table:table-cell>
          <table:covered-table-cell/>
        </table:table-row>
        <table:table-row>
          <table:table-cell table:style-name="Table1.A6" office:value-type="string">
            <text:p text:style-name="P24">11/09/18</text:p>
          </table:table-cell>
          <table:table-cell table:style-name="Table1.B21" table:number-columns-spanned="2" office:value-type="string">
            <text:p text:style-name="P10">COSTO</text:p>
            <text:p text:style-name="P10">Costo de fabricación: $1000.</text:p>
          </table:table-cell>
          <table:covered-table-cell/>
        </table:table-row>
        <table:table-row>
          <table:table-cell table:style-name="Table1.A6" office:value-type="string">
            <text:p text:style-name="P26">11/09/18</text:p>
          </table:table-cell>
          <table:table-cell table:style-name="Table1.B22" table:number-columns-spanned="2" office:value-type="string">
            <text:p text:style-name="P10">PLAZO DE ENTREGA</text:p>
            <text:p text:style-name="P10">Entrega planeada para <text:span text:style-name="T3">el 28/11/18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0:54:45.162031316</meta:creation-date>
    <dc:date>2018-09-14T17:41:31.782946863</dc:date>
    <meta:editing-duration>PT5H7M56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2" meta:paragraph-count="74" meta:word-count="267" meta:character-count="1620" meta:non-whitespace-character-count="1445"/>
  </office:meta>
</office:document-meta>
</file>